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9.04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1">
      <style:text-properties fo:font-weight="normal" style:font-weight-asian="normal" style:font-weight-complex="normal"/>
    </style:style>
    <style:style style:name="ce7" style:family="table-cell" style:parent-style-name="Default" style:data-style-name="N111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1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1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1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101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10]" office:value-type="float" office:value="23" calcext:value-type="float">
            <text:p>23</text:p>
          </table:table-cell>
          <table:table-cell table:style-name="ce11" table:number-columns-repeated="1019"/>
        </table:table-row>
        <table:table-row table:style-name="ro2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ditudinal seat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 office:value-type="string" calcext:value-type="string">
            <text:p>http://www.flickr.com/photos/pete_edgeler/5179480843/in/photostream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 office:value-type="string" calcext:value-type="string">
            <text:p>http://wherryalbion.com/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EC Renow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 office:value-type="string" calcext:value-type="string">
            <text:p>http://www.flickr.com/photos/23875695@N06/6238041788/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T-type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3" calcext:value-type="float">
            <text:p>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3" calcext:value-type="float">
            <text:p>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3" calcext:value-type="float">
            <text:p>4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4" calcext:value-type="float">
            <text:p>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5" calcext:value-type="float">
            <text:p>4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5" calcext:value-type="float">
            <text:p>45</text:p>
          </table:table-cell>
          <table:table-cell office:value-type="string" calcext:value-type="string">
            <text:p>http://www.britishtramsonline.co.uk/news/?attachment_id=18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5" calcext:value-type="float">
            <text:p>4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 office:value-type="string" calcext:value-type="string">
            <text:p>http://www.flickr.com/photos/robsue888/3621369641/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6" calcext:value-type="float">
            <text:p>4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6" calcext:value-type="float">
            <text:p>46</text:p>
          </table:table-cell>
          <table:table-cell office:value-type="string" calcext:value-type="string">
            <text:p>http://www.britishtramsonline.co.uk/292-623e.jp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6" calcext:value-type="float">
            <text:p>46</text:p>
          </table:table-cell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7" calcext:value-type="float">
            <text:p>4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7" calcext:value-type="float">
            <text:p>47</text:p>
          </table:table-cell>
          <table:table-cell office:value-type="string" calcext:value-type="string">
            <text:p>http://www.flickr.com/photos/beamishmuseum/8119730497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8" calcext:value-type="float">
            <text:p>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52" calcext:value-type="float">
            <text:p>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52" calcext:value-type="float">
            <text:p>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52" calcext:value-type="float">
            <text:p>5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52" calcext:value-type="float">
            <text:p>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3" calcext:value-type="float">
            <text:p>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3" calcext:value-type="float">
            <text:p>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3" calcext:value-type="float">
            <text:p>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4" calcext:value-type="float">
            <text:p>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4" calcext:value-type="float">
            <text:p>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4" calcext:value-type="float">
            <text:p>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5" calcext:value-type="float">
            <text:p>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5" calcext:value-type="float">
            <text:p>5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5" calcext:value-type="float">
            <text:p>55</text:p>
          </table:table-cell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27]+10"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57" calcext:value-type="float">
            <text:p>57</text:p>
          </table:table-cell>
          <table:table-cell table:style-name="ce12" office:value-type="string" calcext:value-type="string">
            <text:p><text:s/>http://www.ltmcollection.org/images/webmax/0a/i0000b0a.jp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8" calcext:value-type="float">
            <text:p>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8" calcext:value-type="float">
            <text:p>58</text:p>
          </table:table-cell>
          <table:table-cell office:value-type="string" calcext:value-type="string">
            <text:p>http://www.emus.co.uk/zone/mersey/mersey.ht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39]+10" office:value-type="float" office:value="68" calcext:value-type="float">
            <text:p>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59" calcext:value-type="float">
            <text:p>5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4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42]+10"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61" calcext:value-type="float">
            <text:p>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61" calcext:value-type="float">
            <text:p>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65" calcext:value-type="float">
            <text:p>6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51]+10"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66" calcext:value-type="float">
            <text:p>6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53]+10" office:value-type="float" office:value="77" calcext:value-type="float">
            <text:p>77</text:p>
          </table:table-cell>
          <table:table-cell office:value-type="string" calcext:value-type="string">
            <text:p>http://www.flickr.com/photos/14730981@N08/8007231863/in/photostream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68" calcext:value-type="float">
            <text:p>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69" calcext:value-type="float">
            <text:p>6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60]+5" office:value-type="float" office:value="74" calcext:value-type="float">
            <text:p>74</text:p>
          </table:table-cell>
          <table:table-cell office:value-type="string" calcext:value-type="string">
            <text:p>http://www.bagophily.com/images/ford_trimotor_01.jp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70" calcext:value-type="float">
            <text:p>7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71" calcext:value-type="float">
            <text:p>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72" calcext:value-type="float">
            <text:p>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73" calcext:value-type="float">
            <text:p>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73" calcext:value-type="float">
            <text:p>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74" calcext:value-type="float">
            <text:p>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dna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74" calcext:value-type="float">
            <text:p>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74" calcext:value-type="float">
            <text:p>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184]"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ge coach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6" calcext:value-type="float">
            <text:p>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77" calcext:value-type="float">
            <text:p>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7" calcext:value-type="float">
            <text:p>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77" calcext:value-type="float">
            <text:p>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77" calcext:value-type="float">
            <text:p>77</text:p>
          </table:table-cell>
          <table:table-cell office:value-type="string" calcext:value-type="string">
            <text:p>http://farm9.static.flickr.com/8024/7313247482_26184a25a7.jp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8" calcext:value-type="float">
            <text:p>7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78" calcext:value-type="float">
            <text:p>78</text:p>
          </table:table-cell>
          <table:table-cell office:value-type="string" calcext:value-type="string">
            <text:p>http://www.flickr.com/photos/cookephotography/490278938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78" calcext:value-type="float">
            <text:p>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79" calcext:value-type="float">
            <text:p>7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Class 414 (4-HAP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79" calcext:value-type="float">
            <text:p>79</text:p>
          </table:table-cell>
          <table:table-cell office:value-type="string" calcext:value-type="string">
            <text:p>http://www.therailwaycentre.com/Pages%20EMU/Recognition%20EMU/IllusEMU_414.htm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79" calcext:value-type="float">
            <text:p>79</text:p>
          </table:table-cell>
          <table:table-cell office:value-type="string" calcext:value-type="string">
            <text:p>http://i129.photobucket.com/albums/p203/DougCoul/Picture089-1.jp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80" calcext:value-type="float">
            <text:p>80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81" calcext:value-type="float">
            <text:p>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82" calcext:value-type="float">
            <text:p>8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82" calcext:value-type="float">
            <text:p>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82" calcext:value-type="float">
            <text:p>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18]+5" office:value-type="float" office:value="87" calcext:value-type="float">
            <text:p>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83" calcext:value-type="float">
            <text:p>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2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84" calcext:value-type="float">
            <text:p>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84" calcext:value-type="float">
            <text:p>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84" calcext:value-type="float">
            <text:p>8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84" calcext:value-type="float">
            <text:p>84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84" calcext:value-type="float">
            <text:p>84</text:p>
          </table:table-cell>
          <table:table-cell table:style-name="ce12" office:value-type="string" calcext:value-type="string">
            <text:p>http://www.flickr.com/photos/camperdown/6837210593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 Class 450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86" calcext:value-type="float">
            <text:p>8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87" calcext:value-type="float">
            <text:p>87</text:p>
          </table:table-cell>
          <table:table-cell office:value-type="string" calcext:value-type="string">
            <text:p>http://en.wikipedia.org/wiki/File:Class_357_interior.JP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88" calcext:value-type="float">
            <text:p>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38]+5" office:value-type="float" office:value="93" calcext:value-type="float">
            <text:p>9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89" calcext:value-type="float">
            <text:p>89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44]+5" office:value-type="float" office:value="97" calcext:value-type="float">
            <text:p>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94" calcext:value-type="float">
            <text:p>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248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96" calcext:value-type="float">
            <text:p>9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251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252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253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101" calcext:value-type="float">
            <text:p>1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104" calcext:value-type="float">
            <text:p>1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258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259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109" calcext:value-type="float">
            <text:p>1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261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262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110" calcext:value-type="float">
            <text:p>1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64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65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266]+20" office:value-type="float" office:value="130" calcext:value-type="float">
            <text:p>130</text:p>
          </table:table-cell>
          <table:table-cell office:value-type="string" calcext:value-type="string">
            <text:p>http://www.bluebell-railway.co.uk/bluebell/cw_news/1520.htm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67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68]+10" office:value-type="float" office:value="121" calcext:value-type="float">
            <text:p>121</text:p>
          </table:table-cell>
          <table:table-cell office:value-type="string" calcext:value-type="string">
            <text:p>http://jetphotos.net/viewphoto.php?id=6074729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112" calcext:value-type="float">
            <text:p>11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270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271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272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273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274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276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277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78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79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280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281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282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N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283]+20" office:value-type="float" office:value="138" calcext:value-type="float">
            <text:p>138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284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285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286]+20" office:value-type="float" office:value="142" calcext:value-type="float">
            <text:p>14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28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288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289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291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129" calcext:value-type="float">
            <text:p>12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293]+16" office:value-type="float" office:value="145" calcext:value-type="float">
            <text:p>145</text:p>
          </table:table-cell>
          <table:table-cell office:value-type="string" calcext:value-type="string">
            <text:p>http://www.flickr.com/photos/emdjt42/4063700523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294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29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29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29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29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299]+16" office:value-type="float" office:value="147" calcext:value-type="float">
            <text:p>147</text:p>
          </table:table-cell>
          <table:table-cell office:value-type="string" calcext:value-type="string">
            <text:p>http://www.airliners.net/photo/Avianca/Airbus-A318-111/1860798/L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clerestory carriages (old from Standard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00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01]+20" office:value-type="float" office:value="152" calcext:value-type="float">
            <text:p>15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0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303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04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305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30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307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0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0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10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11]+16" office:value-type="float" office:value="153" calcext:value-type="float">
            <text:p>153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12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1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14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15]+20" office:value-type="float" office:value="160" calcext:value-type="float">
            <text:p>160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16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17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18]+16" office:value-type="float" office:value="158" calcext:value-type="float">
            <text:p>158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19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20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2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2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23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24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25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326]+16" office:value-type="float" office:value="162" calcext:value-type="float">
            <text:p>162</text:p>
          </table:table-cell>
          <table:table-cell office:value-type="string" calcext:value-type="string">
            <text:p>http://jetphotos.net/viewphoto.php?id=5828308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327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328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29]+16" office:value-type="float" office:value="163" calcext:value-type="float">
            <text:p>163</text:p>
          </table:table-cell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30]+16" office:value-type="float" office:value="163" calcext:value-type="float">
            <text:p>163</text:p>
          </table:table-cell>
          <table:table-cell office:value-type="string" calcext:value-type="string">
            <text:p>http://www.flickriver.com/photos/irishflyguy/2425668732/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331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332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333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334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35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36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3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3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39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340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341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342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343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44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45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346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347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48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49]+20" office:value-type="float" office:value="178" calcext:value-type="float">
            <text:p>178</text:p>
          </table:table-cell>
          <table:table-cell office:value-type="string" calcext:value-type="string">
            <text:p>http://stenaexplorer.blogspot.co.uk/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350]+16" office:value-type="float" office:value="176" calcext:value-type="float">
            <text:p>176</text:p>
          </table:table-cell>
          <table:table-cell office:value-type="string" calcext:value-type="string">
            <text:p>http://www.wingweb.co.uk/wingweb/img/Concorde_Interior_1977.jp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351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35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353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354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355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356]+25" office:value-type="float" office:value="250" calcext:value-type="float">
            <text:p>250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2:'All vehicles'.F356" table:contains-header="false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 style:data-style-name="N2" text:time-value="00:03:06.6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4-12-21T00:18:18.909000000</dc:date>
    <dc:creator>James Petts</dc:creator>
    <meta:editing-duration>P3DT16H46M34S</meta:editing-duration>
    <meta:editing-cycles>626</meta:editing-cycles>
    <meta:generator>LibreOffice/4.2.6.3$Windows_x86 LibreOffice_project/3fd416d4c6db7d3204c17ce57a1d70f6e531ee21</meta:generator>
    <meta:document-statistic meta:table-count="3" meta:cell-count="2303" meta:object-count="0"/>
  </office:meta>
</office:document-meta>
</file>